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image/png" manifest:full-path="Pictures/1000000000000640000004B063BF812E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co1" style:family="table-column">
      <style:table-column-properties style:column-width="5.478cm" style:use-optimal-column-width="false"/>
    </style:style>
    <style:style style:name="co2" style:family="table-column">
      <style:table-column-properties style:column-width="5.482cm" style:use-optimal-column-width="false"/>
    </style:style>
    <style:style style:name="co3" style:family="table-column">
      <style:table-column-properties style:column-width="8.04cm" style:use-optimal-column-width="false"/>
    </style:style>
    <style:style style:name="co4" style:family="table-column">
      <style:table-column-properties style:column-width="8.047cm" style:use-optimal-column-width="false"/>
    </style:style>
    <style:style style:name="ro1" style:family="table-row">
      <style:table-row-properties style:row-height="1.51cm"/>
    </style:style>
    <style:style style:name="ro2" style:family="table-row">
      <style:table-row-properties style:row-height="1.631cm"/>
    </style:style>
    <style:style style:name="ro3" style:family="table-row">
      <style:table-row-properties style:row-height="1.513cm"/>
    </style:style>
    <style:style style:name="ro4" style:family="table-row">
      <style:table-row-properties style:row-height="2.216cm"/>
    </style:style>
    <style:style style:name="ro5" style:family="table-row">
      <style:table-row-properties style:row-height="2.394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条件运算与逻辑运算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2.277cm" svg:x="1.35cm" svg:y="4.212cm" presentation:class="outline" presentation:user-transformed="true">
          <draw:text-box>
            <text:list text:style-name="L2">
              <text:list-item>
                <text:p>条件运算</text:p>
                <text:list>
                  <text:list-item>
                    <text:p>条件运算符</text:p>
                  </text:list-item>
                  <text:list-item>
                    <text:p>条件运算的结果</text:p>
                  </text:list-item>
                </text:list>
              </text:list-item>
              <text:list-item>
                <text:p>逻辑运算</text:p>
                <text:list>
                  <text:list-item>
                    <text:p>与 AND</text:p>
                  </text:list-item>
                  <text:list-item>
                    <text:p>或 OR</text:p>
                  </text:list-item>
                  <text:list-item>
                    <text:p>非 NOT</text:p>
                  </text:list-item>
                </text:list>
              </text:list-item>
              <text:list-item>
                <text:p>应用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 presentation:user-transformed="true">
          <draw:text-box>
            <text:p>条件运算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通俗的说条件运算就是比较大小</text:p>
              </text:list-item>
              <text:list-item>
                <text:p>3 大于 2</text:p>
              </text:list-item>
              <text:list-item>
                <text:p>9 小于 11</text:p>
              </text:list-item>
              <text:list-item>
                <text:p><text:span text:style-name="T3">通常数字间的大小关系有三种：</text:span></text:p>
                <text:list>
                  <text:list-item>
                    <text:p><text:span text:style-name="T3">大于</text:span></text:p>
                  </text:list-item>
                  <text:list-item>
                    <text:p><text:span text:style-name="T3">小于</text:span></text:p>
                  </text:list-item>
                  <text:list-item>
                    <text:p><text:span text:style-name="T3">等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条件运算符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大于 &gt; <text:s text:c="3"/><text:span text:style-name="T3">Shift + .</text:span></text:p>
              </text:list-item>
              <text:list-item>
                <text:p>小于 &lt; <text:s text:c="3"/><text:span text:style-name="T3">Shift + ,</text:span></text:p>
              </text:list-item>
              <text:list-item>
                <text:p>等于 =</text:p>
              </text:list-item>
              <text:list-item>
                <text:p>大于等于 &gt;=</text:p>
              </text:list-item>
              <text:list-item>
                <text:p>小于等于 &lt;=</text:p>
              </text:list-item>
              <text:list-item>
                <text:p>不等于 <text:s text:c="3"/>&lt;&gt; <text:span text:style-name="T3">注意大于小于号的顺序</text:span></text:p>
              </text:list-item>
              <text:list-item>
                <text:p><text:span text:style-name="T4">语法：</text:span><text:span text:style-name="T3">&lt;</text:span><text:span text:style-name="T3">变量</text:span><text:span text:style-name="T3">&gt; </text:span><text:span text:style-name="T3">条件运算符 </text:span><text:span text:style-name="T3">&lt;</text:span><text:span text:style-name="T3">变量</text:span><text:span text:style-name="T3">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条件运算的结果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在算术运算中总有一个结果，条件运算也有结果，但条件运算的结果只有两个</text:p>
                <text:list>
                  <text:list-item>
                    <text:p><text:span text:style-name="T3">真 </text:span><text:span text:style-name="T3">True</text:span></text:p>
                  </text:list-item>
                  <text:list-item>
                    <text:p><text:span text:style-name="T3">假 </text:span><text:span text:style-name="T3">False</text:span></text:p>
                  </text:list-item>
                </text:list>
              </text:list-item>
              <text:list-item>
                <text:p>例如：</text:p>
                <text:list>
                  <text:list-item>
                    <text:p>5 &lt; 3</text:p>
                  </text:list-item>
                  <text:list-item>
                    <text:p>22 = 22</text:p>
                  </text:list-item>
                  <text:list-item>
                    <text:p>3 &lt;=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逻辑运算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逻辑运算符有三个，分别是</text:p>
                <text:list>
                  <text:list-item>
                    <text:p>与 AND</text:p>
                  </text:list-item>
                  <text:list-item>
                    <text:p>或 OR</text:p>
                  </text:list-item>
                  <text:list-item>
                    <text:p>非 NOT</text:p>
                  </text:list-item>
                </text:list>
              </text:list-item>
              <text:list-item>
                <text:p><text:span text:style-name="T3">逻辑运算一般需要和条件运算配合使用，来表达比较复杂的条件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 presentation:user-transformed="true">
          <draw:text-box>
            <text:p>与 AND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：</text:p>
                <text:list>
                  <text:list-item>
                    <text:p>&lt;条件表达式A&gt; <text:s/>AND <text:s/>&lt;条件表达式B&gt;</text:p>
                  </text:list-item>
                </text:list>
              </text:list-item>
              <text:list-item>
                <text:p>结果：</text:p>
              </text:list-item>
            </text:list>
          </draw:text-box>
        </draw:frame>
        <draw:frame draw:style-name="standard" draw:layer="layout" svg:width="16.437cm" svg:height="7.673cm" svg:x="5.282cm" svg:y="9.047cm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条件表达式A</text:p>
              </table:table-cell>
              <table:table-cell>
                <text:p text:style-name="P1">条件表达式B</text:p>
              </table:table-cell>
              <table:table-cell>
                <text:p text:style-name="P1">AND后结果</text:p>
              </table:table-cell>
            </table:table-row>
            <table:table-row table:style-name="ro1" table:default-cell-style-name="ce1"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1" table:default-cell-style-name="ce1"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  <table:table-row table:style-name="ro2" table:default-cell-style-name="ce1"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3" table:default-cell-style-name="ce1"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或 OR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：</text:p>
                <text:list>
                  <text:list-item>
                    <text:p>&lt;条件表达式A&gt; <text:s/>OR <text:s/>&lt;条件表达式B&gt;</text:p>
                  </text:list-item>
                </text:list>
              </text:list-item>
              <text:list-item>
                <text:p>结果：</text:p>
              </text:list-item>
            </text:list>
          </draw:text-box>
        </draw:frame>
        <draw:frame draw:style-name="standard" draw:layer="layout" svg:width="16.437cm" svg:height="7.673cm" svg:x="5.283cm" svg:y="9.048cm">
          <table:table table:template-name="gree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条件表达式A</text:p>
              </table:table-cell>
              <table:table-cell>
                <text:p text:style-name="P1">条件表达式B</text:p>
              </table:table-cell>
              <table:table-cell>
                <text:p text:style-name="P1">OR后结果</text:p>
              </table:table-cell>
            </table:table-row>
            <table:table-row table:style-name="ro1" table:default-cell-style-name="ce1">
              <table:table-cell>
                <text:p text:style-name="P1">Tru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1" table:default-cell-style-name="ce1">
              <table:table-cell>
                <text:p text:style-name="P1">True</text:p>
              </table:table-cell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  <table:table-row table:style-name="ro2" table:default-cell-style-name="ce1">
              <table:table-cell>
                <text:p text:style-name="P1">False</text:p>
              </table:table-cell>
              <table:table-cell>
                <text:p text:style-name="P1">True</text:p>
              </table:table-cell>
              <table:table-cell>
                <text:p text:style-name="P1">True</text:p>
              </table:table-cell>
            </table:table-row>
            <table:table-row table:style-name="ro3" table:default-cell-style-name="ce1">
              <table:table-cell>
                <text:p text:style-name="P1">False</text:p>
              </table:table-cell>
              <table:table-cell>
                <text:p text:style-name="P1">False</text:p>
              </table:table-cell>
              <table:table-cell>
                <text:p text:style-name="P1">Fals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非 NOT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：</text:p>
                <text:list>
                  <text:list-item>
                    <text:p>NOT <text:s/>&lt;条件表达式&gt;</text:p>
                  </text:list-item>
                </text:list>
              </text:list-item>
              <text:list-item>
                <text:p>结果：</text:p>
              </text:list-item>
            </text:list>
          </draw:text-box>
        </draw:frame>
        <draw:frame draw:style-name="standard" draw:layer="layout" svg:width="16.086cm" svg:height="6.825cm" svg:x="5.284cm" svg:y="9.049cm">
          <table:table table:template-name="green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条件表达式</text:p>
              </table:table-cell>
              <table:table-cell>
                <text:p text:style-name="P1">NOT后结果</text:p>
              </table:table-cell>
            </table:table-row>
            <table:table-row table:style-name="ro4" table:default-cell-style-name="ce1">
              <table:table-cell>
                <text:p text:style-name="P1">True</text:p>
              </table:table-cell>
              <table:table-cell>
                <text:p text:style-name="P1">False</text:p>
              </table:table-cell>
            </table:table-row>
            <table:table-row table:style-name="ro5" table:default-cell-style-name="ce1">
              <table:table-cell>
                <text:p text:style-name="P1">False</text:p>
              </table:table-cell>
              <table:table-cell>
                <text:p text:style-name="P1">Tru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应用 成绩等级</text:p>
          </draw:text-box>
        </draw:frame>
        <draw:frame presentation:style-name="pr8" draw:layer="layout" svg:width="24.299cm" svg:height="13.01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p>源文件: score.bas</text:p>
                  </text:list-item>
                  <text:list-item>
                    <text:p>输入文件: scroe.in</text:p>
                  </text:list-item>
                  <text:list-item>
                    <text:p>输出文件: scroe.out</text:p>
                  </text:list-item>
                </text:list>
              </text:list-item>
              <text:list-item>
                <text:p>按照如下规则给成绩分等级</text:p>
                <text:list>
                  <text:list-item>
                    <text:p>A: 100~90</text:p>
                  </text:list-item>
                  <text:list-item>
                    <text:p>B: 89~75</text:p>
                  </text:list-item>
                  <text:list-item>
                    <text:p>C: 74~60</text:p>
                  </text:list-item>
                  <text:list-item>
                    <text:p>D: 59~0</text:p>
                  </text:list-item>
                </text:list>
              </text:list-item>
              <text:list-item>
                <text:p>输入文件只有一个成绩（整数），输出等级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2.277cm" svg:x="1.35cm" svg:y="4.212cm" presentation:class="outline" presentation:user-transformed="true">
          <draw:text-box>
            <text:list text:style-name="L2">
              <text:list-item>
                <text:p>条件运算</text:p>
                <text:list>
                  <text:list-item>
                    <text:p>条件运算符</text:p>
                  </text:list-item>
                  <text:list-item>
                    <text:p>条件运算的结果</text:p>
                  </text:list-item>
                </text:list>
              </text:list-item>
              <text:list-item>
                <text:p>逻辑运算</text:p>
                <text:list>
                  <text:list-item>
                    <text:p>与 AND</text:p>
                  </text:list-item>
                  <text:list-item>
                    <text:p>或 OR</text:p>
                  </text:list-item>
                  <text:list-item>
                    <text:p>非 NOT</text:p>
                  </text:list-item>
                </text:list>
              </text:list-item>
              <text:list-item>
                <text:p>应用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1-24T11:17:55</meta:creation-date>
    <dc:language>fi-FI</dc:language>
    <meta:editing-cycles>29</meta:editing-cycles>
    <meta:editing-duration>PT2H3M21S</meta:editing-duration>
    <meta:initial-creator>richardma </meta:initial-creator>
    <dc:date>2011-11-28T10:51:45</dc:date>
    <dc:creator>richardma 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